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2dc69" officeooo:paragraph-rsid="0012dc69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alibri" fo:font-size="10pt" fo:language="en" fo:country="US" fo:font-style="normal" style:text-underline-style="none" fo:font-weight="normal" officeooo:rsid="0012dc69" officeooo:paragraph-rsid="0012dc69" style:text-blinking="false" fo:background-color="transparent" style:font-size-asian="10pt" style:language-asian="en" style:country-asian="US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fo:color="#000000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fo:color="#000000"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fo:color="#ff0000"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  <style:text-properties officeooo:rsid="0018c026" officeooo:paragraph-rsid="0018c026"/>
    </style:style>
    <style:style style:name="P9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  <style:text-properties fo:font-size="10pt" officeooo:rsid="0018c026" officeooo:paragraph-rsid="0018c026" style:font-size-asian="10pt" style:font-size-complex="10pt"/>
    </style:style>
    <style:style style:name="P12" style:family="paragraph" style:parent-style-name="Standard">
      <style:text-properties officeooo:paragraph-rsid="0012dc69"/>
    </style:style>
    <style:style style:name="P13" style:family="paragraph" style:parent-style-name="Standard">
      <style:text-properties officeooo:rsid="00140f2e" officeooo:paragraph-rsid="0012dc69"/>
    </style:style>
    <style:style style:name="T1" style:family="text">
      <style:text-properties officeooo:rsid="0015c651"/>
    </style:style>
    <style:style style:name="T2" style:family="text">
      <style:text-properties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font-name="Calibri" fo:font-size="10pt" fo:language="en" fo:country="US" officeooo:rsid="0016f5cf" style:font-size-asian="10pt" style:language-asian="en" style:country-asian="US" style:font-name-complex="Times New Roman" style:font-size-complex="10pt" style:language-complex="ar" style:country-complex="SA"/>
    </style:style>
    <style:style style:name="T4" style:family="text">
      <style:text-properties style:font-name="Calibri" fo:font-size="10pt" fo:language="en" fo:country="US" officeooo:rsid="00172be4" style:font-size-asian="10pt" style:language-asian="en" style:country-asian="US" style:font-name-complex="Times New Roman" style:font-size-complex="10pt" style:language-complex="ar" style:country-complex="SA"/>
    </style:style>
    <style:style style:name="T5" style:family="text">
      <style:text-properties style:font-name="Calibri" fo:font-size="10pt" fo:language="en" fo:country="US" officeooo:rsid="0018c026" style:font-size-asian="10pt" style:language-asian="en" style:country-asian="US" style:font-name-complex="Times New Roman" style:font-size-complex="10pt" style:language-complex="ar" style:country-complex="SA"/>
    </style:style>
    <style:style style:name="T6" style:family="text">
      <style:text-properties style:font-name="Calibri" fo:font-size="10pt" fo:language="en" fo:country="US" officeooo:rsid="001a7473" style:font-size-asian="10pt" style:language-asian="en" style:country-asian="US" style:font-name-complex="Times New Roman" style:font-size-complex="10pt" style:language-complex="ar" style:country-complex="S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a7473" style:font-size-asian="10pt" style:font-size-complex="10pt"/>
    </style:style>
    <style:style style:name="T9" style:family="text">
      <style:text-properties fo:color="#000000"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T10" style:family="text">
      <style:text-properties fo:color="#000000" style:font-name="Calibri" fo:font-size="10pt" fo:language="en" fo:country="US" officeooo:rsid="0016f5cf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</text:span> )</text:p>
      <text:p text:style-name="P1"><text:s/></text:p>
      <text:p text:style-name="P12"><text:span text:style-name="T6"/></text:p>
      <text:p text:style-name="P7"/>
      <text:p text:style-name="P1"/>
      <text:p text:style-name="P13">Os vetores X e Y são transferidos na sua totalidade da memória para a cache. 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6:21:38.127700861</meta:creation-date>
    <dc:date>2020-01-16T02:21:12.443297697</dc:date>
    <meta:editing-duration>PT47M1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7" meta:character-count="81" meta:non-whitespace-character-count="64"/>
  </office:meta>
</office:document-meta>
</file>